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83cm"/>
    </style:style>
    <style:style style:name="co2" style:family="table-column">
      <style:table-column-properties fo:break-before="auto" style:column-width="3.755cm"/>
    </style:style>
    <style:style style:name="co3" style:family="table-column">
      <style:table-column-properties fo:break-before="auto" style:column-width="3.9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1.766cm" svg:y="0.402cm">
            <draw:object draw:notify-on-update-of-ranges="Sheet1.B3:Sheet1.B12 Sheet1.C3:Sheet1.C12 Sheet1.C13:Sheet1.C13 Sheet1.C14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1.748cm" svg:y="10.381cm">
            <draw:object draw:notify-on-update-of-ranges="Sheet1.E15:Sheet1.E17 Sheet1.F15:Sheet1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ées</text:p>
          </table:table-cell>
          <table:table-cell office:value-type="string" calcext:value-type="string">
            <text:p>Popul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oyenne X</text:p>
          </table:table-cell>
          <table:table-cell table:formula="of:=AVERAGE([.B3:.B12])"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oyenne y</text:p>
          </table:table-cell>
          <table:table-cell table:formula="of:=AVERAGE([.C3:.C12])" office:value-type="float" office:value="79.4" calcext:value-type="float">
            <text:p>79,4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moyenne X</text:p>
            <text:p>Première moitié</text:p>
          </table:table-cell>
          <table:table-cell table:formula="of:=AVERAGE([.B3:.B7])" office:value-type="float" office:value="3" calcext:value-type="float">
            <text:p>3</text:p>
          </table:table-cell>
          <table:table-cell/>
          <table:table-cell table:formula="of:=[.C15]" office:value-type="float" office:value="3" calcext:value-type="float">
            <text:p>3</text:p>
          </table:table-cell>
          <table:table-cell table:formula="of:=[.C16]" office:value-type="float" office:value="87.6" calcext:value-type="float">
            <text:p>87,6</text:p>
          </table:table-cell>
        </table:table-row>
        <table:table-row table:style-name="ro2">
          <table:table-cell/>
          <table:table-cell table:style-name="ce2" office:value-type="string" calcext:value-type="string">
            <text:p>Moyenne y </text:p>
            <text:p>Première moitié</text:p>
          </table:table-cell>
          <table:table-cell table:formula="of:=AVERAGE([.C3:.C7])" office:value-type="float" office:value="87.6" calcext:value-type="float">
            <text:p>87,6</text:p>
          </table:table-cell>
          <table:table-cell/>
          <table:table-cell table:formula="of:=[.C13]" office:value-type="float" office:value="5.5" calcext:value-type="float">
            <text:p>5,5</text:p>
          </table:table-cell>
          <table:table-cell table:formula="of:=[.C14]" office:value-type="float" office:value="79.4" calcext:value-type="float">
            <text:p>79,4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formula="of:=[.C18]" office:value-type="float" office:value="8" calcext:value-type="float">
            <text:p>8</text:p>
          </table:table-cell>
          <table:table-cell table:formula="of:=[.C19]" office:value-type="float" office:value="71.2" calcext:value-type="float">
            <text:p>71,2</text:p>
          </table:table-cell>
        </table:table-row>
        <table:table-row table:style-name="ro2">
          <table:table-cell/>
          <table:table-cell table:style-name="ce2" office:value-type="string" calcext:value-type="string">
            <text:p>moyenne x</text:p>
            <text:p>Deuxième moitié</text:p>
          </table:table-cell>
          <table:table-cell table:formula="of:=AVERAGE([.B8:.B12]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Moyenne y</text:p>
            <text:p>Deuxième moitié</text:p>
          </table:table-cell>
          <table:table-cell table:formula="of:=AVERAGE([.C8:.C12])" office:value-type="float" office:value="71.2" calcext:value-type="float">
            <text:p>71,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roite de mayer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table:formula="of:=([.C19]-[.C16])/([.C18]-[.C15])" office:value-type="float" office:value="-3.28" calcext:value-type="float">
            <text:p>-3,28</text:p>
          </table:table-cell>
          <table:table-cell/>
          <table:table-cell office:value-type="string" calcext:value-type="string">
            <text:p>si x =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formula="of:=[.C14]-[.C13]*[.C22]" office:value-type="float" office:value="97.44" calcext:value-type="float">
            <text:p>97,44</text:p>
          </table:table-cell>
          <table:table-cell/>
          <table:table-cell office:value-type="string" calcext:value-type="string">
            <text:p>y=</text:p>
          </table:table-cell>
          <table:table-cell table:formula="of:=[.C22]*[.F22]+[.C23]" office:value-type="float" office:value="61.36" calcext:value-type="float">
            <text:p>61,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i y=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=</text:p>
          </table:table-cell>
          <table:table-cell table:formula="of:=([.F25]-[.C23])/[.C22]" office:value-type="float" office:value="-1186.14634146342" calcext:value-type="float">
            <text:p>-1186,146341463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roite moindre 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table:number-matrix-columns-spanned="2" table:number-matrix-rows-spanned="1" table:formula="of:==LINEST([.C3:.C12];[.B3:.B12])" office:value-type="float" office:value="-3.05454545454545" calcext:value-type="float">
            <text:p>-3,05454545454545</text:p>
          </table:table-cell>
          <table:table-cell office:value-type="float" office:value="96.2" calcext:value-type="float">
            <text:p>96,2</text:p>
          </table:table-cell>
          <table:table-cell office:value-type="string" calcext:value-type="string">
            <text:p>si x=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formula="of:=INTERCEPT([.C3:.C12];[.B3:.B12])" office:value-type="float" office:value="96.2" calcext:value-type="float">
            <text:p>96,2</text:p>
          </table:table-cell>
          <table:table-cell/>
          <table:table-cell office:value-type="string" calcext:value-type="string">
            <text:p>y=</text:p>
          </table:table-cell>
          <table:table-cell table:formula="of:=[.F30]*[.C30]+[.C31]" office:value-type="float" office:value="62.6" calcext:value-type="float">
            <text:p>62,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i y=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=</text:p>
          </table:table-cell>
          <table:table-cell table:formula="of:=([.F33]-[.C31])/[.C30]" office:value-type="float" office:value="-1274.10119047619" calcext:value-type="float">
            <text:p>-1274,10119047619</text:p>
          </table:table-cell>
        </table:table-row>
        <table:table-row table:style-name="ro1">
          <table:table-cell office:value-type="string" calcext:value-type="string">
            <text:p>coef correl</text:p>
          </table:table-cell>
          <table:table-cell table:style-name="ce2" table:formula="of:=CORREL([.C3:.C12];[.B3:.B12])" office:value-type="float" office:value="-0.764099594715445" calcext:value-type="float">
            <text:p>-0,764099594715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²</text:p>
          </table:table-cell>
          <table:table-cell table:formula="of:=POWER([.B35];2)" office:value-type="float" office:value="0.583848190644307" calcext:value-type="float">
            <text:p>0,583848190644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ariance</text:p>
          </table:table-cell>
          <table:table-cell table:style-name="ce2" table:formula="of:=COM.MICROSOFT.COVARIANCE.P([.C3:.C12];[.B3:.B12])" office:value-type="float" office:value="-25.2" calcext:value-type="float">
            <text:p>-25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 x</text:p>
          </table:table-cell>
          <table:table-cell table:style-name="ce2" table:formula="of:=COM.MICROSOFT.STDEV.P([.B3:.B12])" office:value-type="float" office:value="2.87228132326901" calcext:value-type="float">
            <text:p>2,87228132326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ma y</text:p>
          </table:table-cell>
          <table:table-cell table:style-name="ce2" table:formula="of:=COM.MICROSOFT.STDEV.P([.C3:.C12])" office:value-type="float" office:value="11.4821600755259" calcext:value-type="float">
            <text:p>11,482160075525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=cov/sigmax²</text:p>
          </table:table-cell>
          <table:table-cell table:formula="of:=[.B37]/POWER([.B38];2)" office:value-type="float" office:value="-3.05454545454546" calcext:value-type="float">
            <text:p>-3,05454545454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=cov/sx*sy</text:p>
          </table:table-cell>
          <table:table-cell table:formula="of:=[.B37]/([.B38]*[.B39])" office:value-type="float" office:value="-0.764099594715446" calcext:value-type="float">
            <text:p>-0,7640995947154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20:19:17.117959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8:52:24.846180503</meta:creation-date>
    <dc:date>2025-04-01T20:36:34.082517260</dc:date>
    <meta:editing-duration>PT1H44M38S</meta:editing-duration>
    <meta:editing-cycles>22</meta:editing-cycles>
    <meta:generator>LibreOffice/24.2.7.2$Linux_X86_64 LibreOffice_project/420$Build-2</meta:generator>
    <meta:document-statistic meta:table-count="1" meta:cell-count="8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1.851cm" svg:y="3.703cm" style:legend-expansion="high" chart:style-name="ch2"/>
        <chart:plot-area chart:style-name="ch3" table:cell-range-address="Sheet1.B3:Sheet1.C12 Sheet1.C14:Sheet1.C14" chart:data-source-has-labels="column" svg:x="0.32cm" svg:y="0.18cm" svg:width="11.211cm" svg:height="8.64cm">
          <chart:coordinate-region svg:x="1.127cm" svg:y="0.379cm" svg:width="10.2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2" chart:class="chart:scatter">
            <chart:domain table:cell-range-address="Sheet1.B3:Sheet1.B12"/>
            <chart:regression-curve chart:style-name="ch7">
              <chart:equation chart:display-equation="true" chart:display-r-square="true" svg:x="1.193cm" svg:y="6.539cm"/>
            </chart:regression-curve>
            <chart:data-point/>
            <chart:data-point chart:style-name="ch8"/>
            <chart:data-point chart:repeated="8"/>
          </chart:series>
          <chart:series chart:style-name="ch9" chart:values-cell-range-address="Sheet1.C14:Sheet1.C14" chart:class="chart:scatter">
            <chart:domain table:cell-range-address="Sheet1.C13:Sheet1.C13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B3:Sheet1.B12</svg:desc>
                </draw:g>
              </table:table-cell>
              <table:table-cell office:value-type="float" office:value="90">
                <text:p>90</text:p>
                <draw:g>
                  <svg:desc>Sheet1.C3:Sheet1.C12</svg:desc>
                </draw:g>
              </table:table-cell>
              <table:table-cell office:value-type="float" office:value="5.5">
                <text:p>5.5</text:p>
                <draw:g>
                  <svg:desc>Sheet1.C13:Sheet1.C13</svg:desc>
                </draw:g>
              </table:table-cell>
              <table:table-cell office:value-type="float" office:value="79.4">
                <text:p>79.4</text:p>
                <draw:g>
                  <svg:desc>Sheet1.C14:Sheet1.C14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E15:Sheet1.F17" svg:x="0.32cm" svg:y="0.18cm" svg:width="11.264cm" svg:height="8.64cm">
          <chart:coordinate-region svg:x="1.127cm" svg:y="0.379cm" svg:width="10.36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5:Sheet1.F17" chart:class="chart:scatter">
            <chart:domain table:cell-range-address="Sheet1.E15:Sheet1.E17"/>
            <chart:regression-curve chart:style-name="ch8">
              <chart:equation chart:display-equation="true" chart:display-r-square="true" svg:x="2.412cm" svg:y="4.86cm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E15:Sheet1.E17</svg:desc>
                </draw:g>
              </table:table-cell>
              <table:table-cell office:value-type="float" office:value="87.6">
                <text:p>87.6</text:p>
                <draw:g>
                  <svg:desc>Sheet1.F15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1.2">
                <text:p>7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